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style:page-number="1"/>
    </style:style>
    <style:style style:name="TableColumn3" style:family="table-column">
      <style:table-column-properties style:column-width="6.2701in" style:use-optimal-column-width="false"/>
    </style:style>
    <style:style style:name="Table2" style:family="table">
      <style:table-properties style:width="6.2701in" fo:margin-left="-0.0812in" table:align="left"/>
    </style:style>
    <style:style style:name="TableRow4" style:family="table-row">
      <style:table-row-properties style:use-optimal-row-height="false"/>
    </style:style>
    <style:style style:name="TableCell5" style:family="table-cell">
      <style:table-cell-properties fo:border="0.0138in solid #000001" style:writing-mode="lr-tb" fo:padding-top="0.0694in" fo:padding-left="0.0694in" fo:padding-bottom="0.0694in" fo:padding-right="0.0694in"/>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P10" style:parent-style-name="Standard" style:family="paragraph">
      <style:text-properties fo:language="es" fo:country="ES"/>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P13" style:parent-style-name="Standard" style:family="paragraph">
      <style:text-properties fo:language="es" fo:country="ES"/>
    </style:style>
    <style:style style:name="P14" style:parent-style-name="Standard" style:family="paragraph">
      <style:text-properties fo:language="es" fo:country="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T17" style:parent-style-name="Fuentedepárrafopredeter." style:family="text">
      <style:text-properties fo:language="es" fo:country="ES"/>
    </style:style>
    <style:style style:name="T18" style:parent-style-name="Fuentedepárrafopredeter." style:family="text">
      <style:text-properties fo:language="es" fo:country="ES"/>
    </style:style>
    <style:style style:name="P19" style:parent-style-name="Standard" style:family="paragraph">
      <style:text-properties fo:language="es" fo:country="ES"/>
    </style:style>
    <style:style style:name="P20" style:parent-style-name="Standard" style:family="paragraph">
      <style:text-properties fo:language="es" fo:country="ES"/>
    </style:style>
    <style:style style:name="P21" style:parent-style-name="Standard" style:family="paragraph">
      <style:text-properties fo:language="es" fo:country="ES"/>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T24" style:parent-style-name="Fuentedepárrafopredeter." style:family="text">
      <style:text-properties fo:language="es" fo:country="ES"/>
    </style:style>
    <style:style style:name="T25" style:parent-style-name="Fuentedepárrafopredeter." style:family="text">
      <style:text-properties fo:language="es" fo:country="ES"/>
    </style:style>
    <style:style style:name="T26" style:parent-style-name="Fuentedepárrafopredeter." style:family="text">
      <style:text-properties fo:language="es" fo:country="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language="es" fo:country="ES"/>
    </style:style>
  </office:automatic-styles>
  <office:body>
    <office:text text:use-soft-page-breaks="true">
      <text:p text:style-name="P1"><text:bookmark-start text:name="_k40771ukjgdv"/><text:bookmark-end text:name="_k40771ukjgdv"/>DAM-M10 Prova inici curs</text:p>
      <text:p text:style-name="Standard"/>
      <text:p text:style-name="Standard"/>
      <table:table table:style-name="Table2">
        <table:table-columns>
          <table:table-column table:style-name="TableColumn3"/>
        </table:table-columns>
        <table:table-row table:style-name="TableRow4">
          <table:table-cell table:style-name="TableCell5">
            <text:p text:style-name="Standard">En aquesta prova inicial, heu de respondre a aquelles respostes que<text:line-break/>coneixeu. La prova ens serveix per avaluar els coneixements del grup en<text:line-break/>començar el mòdul<text:s/>formatiu. Si no sabeu la resposta d'alguna pregunta,<text:line-break/>deixeu-la en blanc, sense contestar-la.</text:p>
          </table:table-cell>
        </table:table-row>
      </table:table>
      <text:p text:style-name="Standard"><text:line-break/><text:line-break/>1. . Explica els següents conceptes:<text:line-break/>1.1.ERP.</text:p>
      <text:p text:style-name="Standard"/>
      <text:p text:style-name="Standard"><text:span text:style-name="T6">· Las siglas ERP son: E</text:span>nterprise<text:s/><text:span text:style-name="T7">R</text:span>esource<text:s/><text:span text:style-name="T8">P</text:span>lanning<text:span text:style-name="T9"><text:s/>y es un sistema de planificación de recursos empresariales. A si una empresa podrá gestionar todos los recursos que necesite para su empresa. Como lograr una buena comunicación con los diferentes departamentos.</text:span></text:p>
      <text:p text:style-name="Standard"><text:line-break/>1.2. CRM.</text:p>
      <text:p text:style-name="Standard"/>
      <text:p text:style-name="P10">· No sé exactamente la definición de las siglas. Pero sé que se utiliza para gestionar toda la relación con los clientes y a si gestionar toda una base de datos de interrelación con la empresa y el cliente.</text:p>
      <text:p text:style-name="Standard"><text:line-break/>1.3. BI.<text:line-break/></text:p>
      <text:p text:style-name="Standard">2. Posa exemples de programes ERP-CRM.</text:p>
      <text:p text:style-name="Standard"/>
      <text:p text:style-name="Standard"><text:span text:style-name="T11">· El SAP y Oracle son ERP.</text:span><text:line-break/></text:p>
      <text:p text:style-name="Standard">3. Coneixes alguna empresa que utilitza eines ERP-CRM? Digues el nom de l’empresa i el nom de l’eina.</text:p>
      <text:p text:style-name="Standard"/>
      <text:p text:style-name="Standard"><text:span text:style-name="T12">· Como has comentado antes el colegio utiliza un SAP para la organización de alumnos, notas, etc.</text:span><text:line-break/></text:p>
      <text:p text:style-name="Standard">4. Per què, segons la teva opinió, és tan important la informàtica en una empresa? Hi ha diferències entre una PIME o una gran empresa? Explica.</text:p>
      <text:p text:style-name="Standard"/>
      <text:p text:style-name="P13">· Es una manera de tener todo más organizado e informatizado, a si no perder ningún dato. Al final cuando haces toda una organización de una empresa en papel o a mano siempre se puede extraviar algo. En cambio, si esta todo informatizado y con las copias de seguridad hoy en día es bastante difícil perder datos. También tener una mejor comunicación con los diferentes departamentos ya que para una empresa grande hacer eso sin que sea informatizado sería bastante molesto. Por ultimo cuando una empresa grande tiene una gran cantidad de datos, ya se de productos, clientes, ventas, compras, proveedores. El tenerlo informatizado ayuda a tener<text:s/>una mejor organización<text:s/>y a si hacer de tu empresa una gestión<text:s/>más<text:s/>efectiva.</text:p>
      <text:p text:style-name="P14"/>
      <text:p text:style-name="Standard"><text:span text:style-name="T15">·<text:s/></text:span><text:span text:style-name="T16">La diferencia entre una gran empresa y una PIME, es que la PIME</text:span><text:span text:style-name="T17"><text:s/>es una pequeña y mediana empresa.</text:span><text:line-break/></text:p>
      <text:p text:style-name="Standard">5. Explica com creus que una PIME gestiona el volum de dades<text:s/>amb el que treballa.</text:p>
      <text:p text:style-name="Standard"/>
      <text:p text:style-name="Standard"><text:span text:style-name="T18">· Seguramente lo hace de manera no informatizado o si lo informatiza con un programa estándar que no suponga un gran coste. Ya que no tiene tantos beneficios como una empresa grande, porque una PIME puede aún estar en proceso de desarrollo.</text:span><text:line-break/></text:p>
      <text:p text:style-name="Standard">6. Digues l’estructura bàsica de què consta una empresa.</text:p>
      <text:p text:style-name="Standard"/>
      <text:p text:style-name="P19">· Una empresa básica consta de un CEO, departamento de recursos humanos, departamento de operaciones, departamento de compra-venta, almacén, clientes, trabajadores que vendan tu producto, establecimientos, etc.</text:p>
      <text:p text:style-name="Standard"><text:line-break/>7. Explica els següents conceptes:<text:line-break/>7.1. Comanda.</text:p>
      <text:p text:style-name="P20"/>
      <text:p text:style-name="P21">· Es un pedido que se puede hacer tanto de un proveedor al que le haces un pedido o la de un cliente la cual él tiene el pedido de un producto de tu empresa.</text:p>
      <text:p text:style-name="Standard"><text:line-break/>7.2. Albaran.</text:p>
      <text:p text:style-name="Standard"/>
      <text:p text:style-name="P22">· Un albarán es un papel donde firmas para confirmar la recepción o el envió de un producto de la empresa o de un proveedor.</text:p>
      <text:p text:style-name="Standard"><text:line-break/>7.3. Factura.</text:p>
      <text:p text:style-name="P23"/>
      <text:p text:style-name="Standard"><text:span text:style-name="T24">· Una factura es la que generas a tu proveedor tanto a la hora de vender o la que te generan a ti a la hora de comprar a otra empresa y a si tener un papel oficial el cual describe los productos comprados o vendidos.</text:span><text:line-break/></text:p>
      <text:p text:style-name="Standard">8. Anomena diferents llenguatges de programació que s’utilitzin per al desenvolupament d’eines<text:s/>ERP-CRM.<text:line-break/></text:p>
      <text:p text:style-name="Standard">9. Explica els següents conceptes:<text:line-break/>9.1. Taula.</text:p>
      <text:p text:style-name="Standard"/>
      <text:p text:style-name="Standard"><text:span text:style-name="T25">· Una tabla puede ser de diferentes cosas, tabla de pedidos, estadísticas, clientes, trabajadores, departamentos, etc.</text:span><text:line-break/></text:p>
      <text:p text:style-name="Standard">9.2. Formulari.</text:p>
      <text:p text:style-name="Standard"><text:line-break/></text:p>
      <text:p text:style-name="Standard"/>
      <text:p text:style-name="Standard"/>
      <text:p text:style-name="Standard"/>
      <text:soft-page-break/>
      <text:p text:style-name="Standard">9.3. Informe.</text:p>
      <text:p text:style-name="Standard"/>
      <text:p text:style-name="Standard"><text:span text:style-name="T26">· Un informe sirve para crear detalladamente la gestión<text:s/></text:span><text:span text:style-name="T27">sobre</text:span><text:span text:style-name="T28"><text:s/>productos, informe de ventas, informe de perdidas, informe<text:s/></text:span><text:span text:style-name="T29">de beneficios, informe de en qué momento se encuentra la empresa, si está en un desarrollo óptimo, et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natan Valle Corrales</dc:creator>
    <meta:creation-date>2019-09-20T17:37:00Z</meta:creation-date>
    <dc:date>2019-09-20T18:00:00Z</dc:date>
    <meta:template xlink:href="Normal.dotm" xlink:type="simple"/>
    <meta:editing-cycles>2</meta:editing-cycles>
    <meta:editing-duration>PT1380S</meta:editing-duration>
    <meta:document-statistic meta:page-count="3" meta:paragraph-count="7" meta:word-count="580" meta:character-count="3763" meta:row-count="26" meta:non-whitespace-character-count="3190"/>
  </office:meta>
</office:document-meta>
</file>